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0000" style:font-name="Courier New" fo:font-size="12pt" fo:language="pl" fo:country="PL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Courier New" fo:language="pl" fo:country="PL"/>
    </style:style>
    <style:style style:name="P3" style:family="paragraph" style:parent-style-name="Standard" style:list-style-name="L4">
      <style:text-properties fo:color="#000000" style:font-name="Courier New" fo:language="pl" fo:country="PL"/>
    </style:style>
    <style:style style:name="P4" style:family="paragraph" style:parent-style-name="Standard">
      <style:paragraph-properties>
        <style:tab-stops>
          <style:tab-stop style:position="2.328cm"/>
          <style:tab-stop style:position="2.699cm"/>
        </style:tab-stops>
      </style:paragraph-properties>
      <style:text-properties fo:color="#000000" style:font-name="Courier New" fo:language="pl" fo:country="PL"/>
    </style:style>
    <style:style style:name="P5" style:family="paragraph" style:parent-style-name="Standard">
      <style:text-properties fo:color="#000000" style:font-name="Courier New" fo:language="pl" fo:country="PL" fo:font-weight="bold" style:font-weight-asian="bold" style:font-weight-complex="bold"/>
    </style:style>
    <style:style style:name="P6" style:family="paragraph" style:parent-style-name="Standard" style:list-style-name="L6">
      <style:text-properties fo:color="#000000" style:font-name="Courier New" fo:language="pl" fo:country="PL" fo:font-weight="normal" style:font-weight-asian="normal" style:font-weight-complex="normal"/>
    </style:style>
    <style:style style:name="P7" style:family="paragraph" style:parent-style-name="Standard" style:list-style-name="L5">
      <style:text-properties fo:color="#000000" style:font-name="Courier New" fo:language="pl" fo:country="PL" fo:font-weight="normal" style:font-weight-asian="normal" style:font-weight-complex="normal"/>
    </style:style>
    <style:style style:name="P8" style:family="paragraph" style:parent-style-name="Standard" style:list-style-name="L6">
      <style:text-properties fo:color="#000000" style:font-name="Courier New" fo:language="pl" fo:country="PL"/>
    </style:style>
    <style:style style:name="P9" style:family="paragraph" style:parent-style-name="Standard" style:list-style-name="L2">
      <style:text-properties fo:color="#ff3399" style:font-name="Courier New" fo:font-size="12pt" fo:language="pl" fo:country="PL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urier New" fo:language="pl" fo:country="PL" fo:font-weight="bold" style:font-weight-asian="bold" style:font-weight-complex="bold"/>
    </style:style>
    <style:style style:name="P11" style:family="paragraph" style:parent-style-name="Standard" style:list-style-name="L3">
      <style:text-properties style:font-name="Courier New" fo:language="pl" fo:country="PL" fo:font-weight="normal" style:font-weight-asian="normal" style:font-weight-complex="normal"/>
    </style:style>
    <style:style style:name="P12" style:family="paragraph" style:parent-style-name="Standard" style:list-style-name="L4">
      <style:text-properties style:font-name="Courier New" fo:language="pl" fo:country="PL" fo:font-weight="normal" style:font-weight-asian="normal" style:font-weight-complex="normal"/>
    </style:style>
    <style:style style:name="P13" style:family="paragraph" style:parent-style-name="Standard" style:list-style-name="L4">
      <style:text-properties style:font-name="Courier New" fo:language="pl" fo:country="PL"/>
    </style:style>
    <style:style style:name="P14" style:family="paragraph" style:parent-style-name="Standard">
      <style:text-properties style:font-name="Courier New" fo:language="pl" fo:country="PL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7">
      <style:text-properties style:font-name="Courier New" fo:language="pl" fo:country="PL" style:text-underline-style="none" fo:font-weight="normal" style:font-weight-asian="normal" style:font-weight-complex="normal"/>
    </style:style>
    <style:style style:name="P16" style:family="paragraph" style:parent-style-name="Standard">
      <style:text-properties style:font-name="Courier New" fo:font-size="10.5pt" fo:language="pl" fo:country="PL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text-properties fo:color="#009933" style:font-name="Courier New" fo:language="pl" fo:country="PL" style:text-underline-style="none" fo:font-weight="normal" style:font-weight-asian="normal" style:font-weight-complex="normal"/>
    </style:style>
    <style:style style:name="P18" style:family="paragraph" style:parent-style-name="Standard" style:list-style-name="L6">
      <style:text-properties fo:color="#009933" style:font-name="Courier New" fo:language="pl" fo:country="PL" style:text-underline-style="none" fo:font-weight="normal" style:font-weight-asian="normal" style:font-weight-complex="normal"/>
    </style:style>
    <style:style style:name="T1" style:family="text">
      <style:text-properties fo:color="#6a87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66ff"/>
    </style:style>
    <style:style style:name="T4" style:family="text">
      <style:text-properties fo:color="#ff66ff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009933"/>
    </style:style>
    <style:style style:name="T6" style:family="text">
      <style:text-properties fo:language="pl" fo:country="P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an projektu: </text:p>
      <text:p text:style-name="P14">update NJ 7.06.17:</text:p>
      <text:list xml:id="list3753835381871517719" text:style-name="L7">
        <text:list-item>
          <text:p text:style-name="P15">W GUI osobne panele dla manualnego dodawania i z pliku, w tabie z plikiem wyswietla się wczytany plik, filechoser filtruje dla .csv</text:p>
        </text:list-item>
      </text:list>
      <text:p text:style-name="P10"/>
      <text:p text:style-name="P16">update: IK 7.06.17:</text:p>
      <text:list xml:id="list8919299565827170184" text:style-name="L1">
        <text:list-item>
          <text:p text:style-name="P1">w GUI przy uzupełnianiu zminiłam wczytywanie godin na textField, przyjmuje taki sam format daty jak ten z plików </text:p>
        </text:list-item>
      </text:list>
      <text:list xml:id="list2785487892517231641" text:style-name="L2">
        <text:list-item>
          <text:p text:style-name="P9">pozmieniane Date na LocalDateTime</text:p>
        </text:list-item>
        <text:list-item>
          <text:p text:style-name="P9">w gui można wybrać czy chcemy wczytać z pliku czy manualnie(narazie jesli dla instruktora damy z pliku to dla studentow tez musimy) po wybraniu normalnie generate schedule</text:p>
        </text:list-item>
        <text:list-item>
          <text:p text:style-name="P9">w gui wypisujemy date jako stringa wiec własciwie jest ok</text:p>
        </text:list-item>
      </text:list>
      <text:list xml:id="list8551456215081321538" text:style-name="L3">
        <text:list-item>
          <text:p text:style-name="P11">Dodałam klasę do tworzenia SATa z pliku, jest ona teraz domyślnie wyłowywana w mainie. Dla instruktora ograniczenia są w pliku instruktorzy.csv natomiast dla uczniów w pliku students.csv. Dane zapisywane w tych plikach:</text:p>
        </text:list-item>
      </text:list>
      <text:list xml:id="list8182198723511056007" text:style-name="L4">
        <text:list-item>
          <text:list>
            <text:list-item>
              <text:p text:style-name="P12">jako separator między polami jest średnik</text:p>
            </text:list-item>
            <text:list-item>
              <text:p text:style-name="P13"><text:span text:style-name="T2">data w formacie </text:span><text:span text:style-name="T1">"yyyy-MM-dd HH:mm:ss"</text:span></text:p>
            </text:list-item>
            <text:list-item>
              <text:p text:style-name="P3">nie można używać polskich znaków </text:p>
            </text:list-item>
            <text:list-item>
              <text:p text:style-name="P3">w pliku z ograniczeniami dla uczniów ostatnią kolumną jest nazwa instruktora z którym uczeń chce odbyć daną lekcje </text:p>
            </text:list-item>
            <text:list-item>
              <text:p text:style-name="P3">jeśli dane dla konkrentego ograniczenia są błędne to zostanie ono pominiętę I nie będzie ono brane pod uwagę przy rozwiązywaniu SATa. Niepoprawnośc danych to</text:p>
              <text:list>
                <text:list-item>
                  <text:p text:style-name="P3">data lub godzina rozpoczęcia lekcji przed jej końcem</text:p>
                </text:list-item>
                <text:list-item>
                  <text:p text:style-name="P3">data lub godzina rozpoczęcia pracy instruktora przed jej końcem</text:p>
                </text:list-item>
                <text:list-item>
                  <text:p text:style-name="P3">instruktor przypisany do studenta, który nie ma zdefiniowanych żadnych godzin pracy </text:p>
                </text:list-item>
              </text:list>
            </text:list-item>
          </text:list>
        </text:list-item>
      </text:list>
      <text:p text:style-name="P4"/>
      <text:p text:style-name="P2"/>
      <text:p text:style-name="P2">PS. nie wiem dlaczego przycisk u studentów jest taki walnięty :P</text:p>
      <text:p text:style-name="P2"/>
      <text:p text:style-name="P5">Do zrobienia:</text:p>
      <text:list xml:id="list1359180544349852137" text:style-name="L5">
        <text:list-header>
          <text:p text:style-name="P7"><text:span text:style-name="T5"/></text:p>
        </text:list-header>
      </text:list>
      <text:list xml:id="list1002755073458725698" text:style-name="L6">
        <text:list-item>
          <text:p text:style-name="P6">Przetestowanie na większej ilości danych</text:p>
        </text:list-item>
        <text:list-item>
          <text:p text:style-name="P8"><text:span text:style-name="T2">Zapisanie wynkiu sata do pliku i </text:span><text:span text:style-name="T4">wyświetlanie wyniku – zrobione</text:span></text:p>
          <text:p text:style-name="P18"><text:s/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zabela Kiełbasa</meta:initial-creator>
    <meta:creation-date>2017-06-02T16:44:41.86</meta:creation-date>
    <dc:date>2017-06-07T19:47:50.08</dc:date>
    <dc:creator>Nat Jan</dc:creator>
    <meta:editing-duration>PT7H4M1S</meta:editing-duration>
    <meta:editing-cycles>23</meta:editing-cycles>
    <meta:generator>OpenOffice/4.1.3$Win32 OpenOffice.org_project/413m1$Build-9783</meta:generator>
    <meta:document-statistic meta:table-count="0" meta:image-count="0" meta:object-count="0" meta:page-count="1" meta:paragraph-count="22" meta:word-count="252" meta:character-count="1556"/>
  </office:meta>
</office:document-meta>
</file>